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9c8b18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fo:font-style="normal" officeooo:rsid="04390c61" style:font-style-asian="normal" style:font-style-complex="normal"/>
    </style:style>
    <style:style style:name="T44" style:family="text">
      <style:text-properties fo:font-style="normal" officeooo:rsid="043a0d0f" style:font-style-asian="normal" style:font-style-complex="normal"/>
    </style:style>
    <style:style style:name="T45" style:family="text">
      <style:text-properties fo:font-style="normal" officeooo:rsid="043abd98" style:font-style-asian="normal" style:font-style-complex="normal"/>
    </style:style>
    <style:style style:name="T46" style:family="text">
      <style:text-properties fo:font-style="normal" officeooo:rsid="043ada2b" style:font-style-asian="normal" style:font-style-complex="normal"/>
    </style:style>
    <style:style style:name="T47" style:family="text">
      <style:text-properties fo:font-style="normal" officeooo:rsid="043cd0d4" style:font-style-asian="normal" style:font-style-complex="normal"/>
    </style:style>
    <style:style style:name="T48" style:family="text">
      <style:text-properties fo:font-style="normal" officeooo:rsid="043de62c" style:font-style-asian="normal" style:font-style-complex="normal"/>
    </style:style>
    <style:style style:name="T49" style:family="text">
      <style:text-properties fo:font-style="normal" officeooo:rsid="043ef159" style:font-style-asian="normal" style:font-style-complex="normal"/>
    </style:style>
    <style:style style:name="T50" style:family="text">
      <style:text-properties fo:font-style="normal" officeooo:rsid="04407b3d" style:font-style-asian="normal" style:font-style-complex="normal"/>
    </style:style>
    <style:style style:name="T51" style:family="text">
      <style:text-properties fo:font-style="normal" officeooo:rsid="04411eef" style:font-style-asian="normal" style:font-style-complex="normal"/>
    </style:style>
    <style:style style:name="T52" style:family="text">
      <style:text-properties fo:font-style="normal" officeooo:rsid="0442f1ff" style:font-style-asian="normal" style:font-style-complex="normal"/>
    </style:style>
    <style:style style:name="T53" style:family="text">
      <style:text-properties fo:font-style="normal" officeooo:rsid="044497a7" style:font-style-asian="normal" style:font-style-complex="normal"/>
    </style:style>
    <style:style style:name="T54" style:family="text">
      <style:text-properties fo:font-style="normal" officeooo:rsid="04466aea" style:font-style-asian="normal" style:font-style-complex="normal"/>
    </style:style>
    <style:style style:name="T55" style:family="text">
      <style:text-properties fo:font-style="normal" officeooo:rsid="044817bb" style:font-style-asian="normal" style:font-style-complex="normal"/>
    </style:style>
    <style:style style:name="T56" style:family="text">
      <style:text-properties fo:font-style="normal" officeooo:rsid="044841ed" style:font-style-asian="normal" style:font-style-complex="normal"/>
    </style:style>
    <style:style style:name="T57" style:family="text">
      <style:text-properties fo:font-style="normal" officeooo:rsid="04489316" style:font-style-asian="normal" style:font-style-complex="normal"/>
    </style:style>
    <style:style style:name="T58" style:family="text">
      <style:text-properties fo:font-style="normal" officeooo:rsid="0449b650" style:font-style-asian="normal" style:font-style-complex="normal"/>
    </style:style>
    <style:style style:name="T59" style:family="text">
      <style:text-properties fo:font-style="normal" officeooo:rsid="044acf6a" style:font-style-asian="normal" style:font-style-complex="normal"/>
    </style:style>
    <style:style style:name="T60" style:family="text">
      <style:text-properties fo:font-style="normal" officeooo:rsid="044b2df2" style:font-style-asian="normal" style:font-style-complex="normal"/>
    </style:style>
    <style:style style:name="T61" style:family="text">
      <style:text-properties fo:font-style="normal" officeooo:rsid="044c7400" style:font-style-asian="normal" style:font-style-complex="normal"/>
    </style:style>
    <style:style style:name="T62" style:family="text">
      <style:text-properties fo:font-style="normal" officeooo:rsid="044dd936" style:font-style-asian="normal" style:font-style-complex="normal"/>
    </style:style>
    <style:style style:name="T63" style:family="text">
      <style:text-properties fo:font-style="normal" officeooo:rsid="044f7133" style:font-style-asian="normal" style:font-style-complex="normal"/>
    </style:style>
    <style:style style:name="T64" style:family="text">
      <style:text-properties fo:font-style="normal" officeooo:rsid="044fd2a5" style:font-style-asian="normal" style:font-style-complex="normal"/>
    </style:style>
    <style:style style:name="T65" style:family="text">
      <style:text-properties fo:font-style="normal" officeooo:rsid="0450d958" style:font-style-asian="normal" style:font-style-complex="normal"/>
    </style:style>
    <style:style style:name="T66" style:family="text">
      <style:text-properties fo:font-style="normal" officeooo:rsid="04512c43" style:font-style-asian="normal" style:font-style-complex="normal"/>
    </style:style>
    <style:style style:name="T67" style:family="text">
      <style:text-properties fo:font-style="normal" officeooo:rsid="04525a6e" style:font-style-asian="normal" style:font-style-complex="normal"/>
    </style:style>
    <style:style style:name="T68" style:family="text">
      <style:text-properties fo:font-style="normal" officeooo:rsid="04537ee0" style:font-style-asian="normal" style:font-style-complex="normal"/>
    </style:style>
    <style:style style:name="T69" style:family="text">
      <style:text-properties fo:font-style="normal" officeooo:rsid="04539b02" style:font-style-asian="normal" style:font-style-complex="normal"/>
    </style:style>
    <style:style style:name="T70" style:family="text">
      <style:text-properties fo:font-style="normal" officeooo:rsid="045589e6" style:font-style-asian="normal" style:font-style-complex="normal"/>
    </style:style>
    <style:style style:name="T71" style:family="text">
      <style:text-properties fo:font-style="normal" officeooo:rsid="0456fffa" style:font-style-asian="normal" style:font-style-complex="normal"/>
    </style:style>
    <style:style style:name="T72" style:family="text">
      <style:text-properties fo:font-style="normal" officeooo:rsid="0457a381" style:font-style-asian="normal" style:font-style-complex="normal"/>
    </style:style>
    <style:style style:name="T73" style:family="text">
      <style:text-properties fo:font-style="normal" officeooo:rsid="0458da8d" style:font-style-asian="normal" style:font-style-complex="normal"/>
    </style:style>
    <style:style style:name="T74" style:family="text">
      <style:text-properties fo:font-style="normal" officeooo:rsid="0459a8a0" style:font-style-asian="normal" style:font-style-complex="normal"/>
    </style:style>
    <style:style style:name="T75" style:family="text">
      <style:text-properties fo:font-style="normal" officeooo:rsid="045b99c2" style:font-style-asian="normal" style:font-style-complex="normal"/>
    </style:style>
    <style:style style:name="T76" style:family="text">
      <style:text-properties fo:font-style="normal" officeooo:rsid="045e3f8e" style:font-style-asian="normal" style:font-style-complex="normal"/>
    </style:style>
    <style:style style:name="T77" style:family="text">
      <style:text-properties fo:font-style="normal" officeooo:rsid="045fbf34" style:font-style-asian="normal" style:font-style-complex="normal"/>
    </style:style>
    <style:style style:name="T78" style:family="text">
      <style:text-properties fo:font-style="normal" officeooo:rsid="045fe1d7" style:font-style-asian="normal" style:font-style-complex="normal"/>
    </style:style>
    <style:style style:name="T79" style:family="text">
      <style:text-properties fo:font-style="normal" officeooo:rsid="04615f93" style:font-style-asian="normal" style:font-style-complex="normal"/>
    </style:style>
    <style:style style:name="T80" style:family="text">
      <style:text-properties fo:font-style="normal" officeooo:rsid="0461955a" style:font-style-asian="normal" style:font-style-complex="normal"/>
    </style:style>
    <style:style style:name="T81" style:family="text">
      <style:text-properties fo:font-style="normal" officeooo:rsid="0463333e" style:font-style-asian="normal" style:font-style-complex="normal"/>
    </style:style>
    <style:style style:name="T82" style:family="text">
      <style:text-properties fo:font-style="normal" officeooo:rsid="0464169a" style:font-style-asian="normal" style:font-style-complex="normal"/>
    </style:style>
    <style:style style:name="T83" style:family="text">
      <style:text-properties fo:font-style="normal" officeooo:rsid="04653c1e" style:font-style-asian="normal" style:font-style-complex="normal"/>
    </style:style>
    <style:style style:name="T84" style:family="text">
      <style:text-properties fo:font-style="normal" officeooo:rsid="04660547" style:font-style-asian="normal" style:font-style-complex="normal"/>
    </style:style>
    <style:style style:name="T85" style:family="text">
      <style:text-properties fo:font-style="normal" officeooo:rsid="04673209" style:font-style-asian="normal" style:font-style-complex="normal"/>
    </style:style>
    <style:style style:name="T86" style:family="text">
      <style:text-properties fo:font-style="normal" officeooo:rsid="0468b4d2" style:font-style-asian="normal" style:font-style-complex="normal"/>
    </style:style>
    <style:style style:name="T87" style:family="text">
      <style:text-properties fo:font-style="normal" officeooo:rsid="04697a22" style:font-style-asian="normal" style:font-style-complex="normal"/>
    </style:style>
    <style:style style:name="T88" style:family="text">
      <style:text-properties fo:font-style="normal" officeooo:rsid="046b44e9" style:font-style-asian="normal" style:font-style-complex="normal"/>
    </style:style>
    <style:style style:name="T89" style:family="text">
      <style:text-properties fo:font-style="normal" officeooo:rsid="046ca868" style:font-style-asian="normal" style:font-style-complex="normal"/>
    </style:style>
    <style:style style:name="T90" style:family="text">
      <style:text-properties fo:font-style="normal" officeooo:rsid="046e78d2" style:font-style-asian="normal" style:font-style-complex="normal"/>
    </style:style>
    <style:style style:name="T91" style:family="text">
      <style:text-properties fo:font-style="normal" officeooo:rsid="046ff860" style:font-style-asian="normal" style:font-style-complex="normal"/>
    </style:style>
    <style:style style:name="T92" style:family="text">
      <style:text-properties fo:font-style="normal" officeooo:rsid="04702f0e" style:font-style-asian="normal" style:font-style-complex="normal"/>
    </style:style>
    <style:style style:name="T93" style:family="text">
      <style:text-properties fo:font-style="normal" officeooo:rsid="04714b36" style:font-style-asian="normal" style:font-style-complex="normal"/>
    </style:style>
    <style:style style:name="T94" style:family="text">
      <style:text-properties fo:font-style="normal" officeooo:rsid="0473432a" style:font-style-asian="normal" style:font-style-complex="normal"/>
    </style:style>
    <style:style style:name="T95" style:family="text">
      <style:text-properties fo:font-style="normal" officeooo:rsid="0474d506" style:font-style-asian="normal" style:font-style-complex="normal"/>
    </style:style>
    <style:style style:name="T96" style:family="text">
      <style:text-properties fo:font-style="normal" officeooo:rsid="0476c29d" style:font-style-asian="normal" style:font-style-complex="normal"/>
    </style:style>
    <style:style style:name="T97" style:family="text">
      <style:text-properties fo:font-style="normal" officeooo:rsid="04789401" style:font-style-asian="normal" style:font-style-complex="normal"/>
    </style:style>
    <style:style style:name="T98" style:family="text">
      <style:text-properties fo:font-style="normal" officeooo:rsid="04794989" style:font-style-asian="normal" style:font-style-complex="normal"/>
    </style:style>
    <style:style style:name="T99" style:family="text">
      <style:text-properties fo:font-style="normal" officeooo:rsid="0479c2bc" style:font-style-asian="normal" style:font-style-complex="normal"/>
    </style:style>
    <style:style style:name="T100" style:family="text">
      <style:text-properties fo:font-style="normal" officeooo:rsid="047b5b8b" style:font-style-asian="normal" style:font-style-complex="normal"/>
    </style:style>
    <style:style style:name="T101" style:family="text">
      <style:text-properties fo:font-style="normal" officeooo:rsid="047cd196" style:font-style-asian="normal" style:font-style-complex="normal"/>
    </style:style>
    <style:style style:name="T102" style:family="text">
      <style:text-properties fo:font-style="normal" officeooo:rsid="047d3d3e" style:font-style-asian="normal" style:font-style-complex="normal"/>
    </style:style>
    <style:style style:name="T103" style:family="text">
      <style:text-properties fo:font-style="normal" officeooo:rsid="047f07c5" style:font-style-asian="normal" style:font-style-complex="normal"/>
    </style:style>
    <style:style style:name="T104" style:family="text">
      <style:text-properties fo:font-style="normal" officeooo:rsid="047f11f0" style:font-style-asian="normal" style:font-style-complex="normal"/>
    </style:style>
    <style:style style:name="T105" style:family="text">
      <style:text-properties fo:font-style="normal" officeooo:rsid="0480a2f7" style:font-style-asian="normal" style:font-style-complex="normal"/>
    </style:style>
    <style:style style:name="T106" style:family="text">
      <style:text-properties fo:font-style="normal" officeooo:rsid="048165dc" style:font-style-asian="normal" style:font-style-complex="normal"/>
    </style:style>
    <style:style style:name="T107" style:family="text">
      <style:text-properties fo:font-style="normal" officeooo:rsid="0481b348" style:font-style-asian="normal" style:font-style-complex="normal"/>
    </style:style>
    <style:style style:name="T108" style:family="text">
      <style:text-properties fo:font-style="normal" officeooo:rsid="0482055b" style:font-style-asian="normal" style:font-style-complex="normal"/>
    </style:style>
    <style:style style:name="T109" style:family="text">
      <style:text-properties fo:font-style="normal" officeooo:rsid="048236ae" style:font-style-asian="normal" style:font-style-complex="normal"/>
    </style:style>
    <style:style style:name="T110" style:family="text">
      <style:text-properties fo:font-style="normal" officeooo:rsid="0482e982" style:font-style-asian="normal" style:font-style-complex="normal"/>
    </style:style>
    <style:style style:name="T111" style:family="text">
      <style:text-properties fo:font-style="normal" officeooo:rsid="0483f01f" style:font-style-asian="normal" style:font-style-complex="normal"/>
    </style:style>
    <style:style style:name="T112" style:family="text">
      <style:text-properties fo:font-style="normal" officeooo:rsid="04844af4" style:font-style-asian="normal" style:font-style-complex="normal"/>
    </style:style>
    <style:style style:name="T113" style:family="text">
      <style:text-properties fo:font-style="normal" officeooo:rsid="0485f83e" style:font-style-asian="normal" style:font-style-complex="normal"/>
    </style:style>
    <style:style style:name="T114" style:family="text">
      <style:text-properties fo:font-style="normal" officeooo:rsid="0486effe" style:font-style-asian="normal" style:font-style-complex="normal"/>
    </style:style>
    <style:style style:name="T115" style:family="text">
      <style:text-properties fo:font-style="normal" officeooo:rsid="04870661" style:font-style-asian="normal" style:font-style-complex="normal"/>
    </style:style>
    <style:style style:name="T116" style:family="text">
      <style:text-properties fo:font-style="normal" officeooo:rsid="04881546" style:font-style-asian="normal" style:font-style-complex="normal"/>
    </style:style>
    <style:style style:name="T117" style:family="text">
      <style:text-properties fo:font-style="normal" officeooo:rsid="0489c996" style:font-style-asian="normal" style:font-style-complex="normal"/>
    </style:style>
    <style:style style:name="T118" style:family="text">
      <style:text-properties fo:font-style="normal" officeooo:rsid="048b7c27" style:font-style-asian="normal" style:font-style-complex="normal"/>
    </style:style>
    <style:style style:name="T119" style:family="text">
      <style:text-properties fo:font-style="normal" officeooo:rsid="048cbcb9" style:font-style-asian="normal" style:font-style-complex="normal"/>
    </style:style>
    <style:style style:name="T120" style:family="text">
      <style:text-properties fo:font-style="normal" officeooo:rsid="048d2bd1" style:font-style-asian="normal" style:font-style-complex="normal"/>
    </style:style>
    <style:style style:name="T121" style:family="text">
      <style:text-properties fo:font-style="normal" officeooo:rsid="048e0331" style:font-style-asian="normal" style:font-style-complex="normal"/>
    </style:style>
    <style:style style:name="T122" style:family="text">
      <style:text-properties fo:font-style="normal" officeooo:rsid="048f18c1" style:font-style-asian="normal" style:font-style-complex="normal"/>
    </style:style>
    <style:style style:name="T123" style:family="text">
      <style:text-properties fo:font-style="normal" officeooo:rsid="04902994" style:font-style-asian="normal" style:font-style-complex="normal"/>
    </style:style>
    <style:style style:name="T124" style:family="text">
      <style:text-properties fo:font-style="normal" officeooo:rsid="04903be9" style:font-style-asian="normal" style:font-style-complex="normal"/>
    </style:style>
    <style:style style:name="T125" style:family="text">
      <style:text-properties fo:font-style="normal" officeooo:rsid="04908dfb" style:font-style-asian="normal" style:font-style-complex="normal"/>
    </style:style>
    <style:style style:name="T126" style:family="text">
      <style:text-properties fo:font-style="normal" officeooo:rsid="04917e7f" style:font-style-asian="normal" style:font-style-complex="normal"/>
    </style:style>
    <style:style style:name="T127" style:family="text">
      <style:text-properties fo:font-style="normal" officeooo:rsid="04923cd3" style:font-style-asian="normal" style:font-style-complex="normal"/>
    </style:style>
    <style:style style:name="T128" style:family="text">
      <style:text-properties fo:font-style="normal" officeooo:rsid="0493007c" style:font-style-asian="normal" style:font-style-complex="normal"/>
    </style:style>
    <style:style style:name="T129" style:family="text">
      <style:text-properties fo:font-style="normal" officeooo:rsid="04942ba4" style:font-style-asian="normal" style:font-style-complex="normal"/>
    </style:style>
    <style:style style:name="T130" style:family="text">
      <style:text-properties fo:font-style="normal" officeooo:rsid="04943ac4" style:font-style-asian="normal" style:font-style-complex="normal"/>
    </style:style>
    <style:style style:name="T131" style:family="text">
      <style:text-properties fo:font-style="normal" officeooo:rsid="04951c80" style:font-style-asian="normal" style:font-style-complex="normal"/>
    </style:style>
    <style:style style:name="T132" style:family="text">
      <style:text-properties fo:font-style="normal" officeooo:rsid="04961047" style:font-style-asian="normal" style:font-style-complex="normal"/>
    </style:style>
    <style:style style:name="T133" style:family="text">
      <style:text-properties fo:font-style="normal" officeooo:rsid="049652bc" style:font-style-asian="normal" style:font-style-complex="normal"/>
    </style:style>
    <style:style style:name="T134" style:family="text">
      <style:text-properties fo:font-style="normal" officeooo:rsid="0496d584" style:font-style-asian="normal" style:font-style-complex="normal"/>
    </style:style>
    <style:style style:name="T135" style:family="text">
      <style:text-properties fo:font-style="normal" officeooo:rsid="04985cda" style:font-style-asian="normal" style:font-style-complex="normal"/>
    </style:style>
    <style:style style:name="T136" style:family="text">
      <style:text-properties fo:font-style="normal" officeooo:rsid="04988ca7" style:font-style-asian="normal" style:font-style-complex="normal"/>
    </style:style>
    <style:style style:name="T137" style:family="text">
      <style:text-properties fo:font-style="normal" officeooo:rsid="0498e7dc" style:font-style-asian="normal" style:font-style-complex="normal"/>
    </style:style>
    <style:style style:name="T138" style:family="text">
      <style:text-properties fo:font-style="normal" officeooo:rsid="049960c5" style:font-style-asian="normal" style:font-style-complex="normal"/>
    </style:style>
    <style:style style:name="T139" style:family="text">
      <style:text-properties fo:font-style="normal" officeooo:rsid="049a4718" style:font-style-asian="normal" style:font-style-complex="normal"/>
    </style:style>
    <style:style style:name="T140" style:family="text">
      <style:text-properties fo:font-style="normal" officeooo:rsid="049ac1b3" style:font-style-asian="normal" style:font-style-complex="normal"/>
    </style:style>
    <style:style style:name="T141" style:family="text">
      <style:text-properties fo:font-style="normal" officeooo:rsid="049c8b18" style:font-style-asian="normal" style:font-style-complex="normal"/>
    </style:style>
    <style:style style:name="T142" style:family="text">
      <style:text-properties officeooo:rsid="000a14f6"/>
    </style:style>
    <style:style style:name="T143" style:family="text">
      <style:text-properties officeooo:rsid="005714b7"/>
    </style:style>
    <style:style style:name="T144" style:family="text">
      <style:text-properties officeooo:rsid="00880dbe"/>
    </style:style>
    <style:style style:name="T145" style:family="text">
      <style:text-properties officeooo:rsid="007c6d62"/>
    </style:style>
    <style:style style:name="T146" style:family="text">
      <style:text-properties officeooo:rsid="01e21ff5"/>
    </style:style>
    <style:style style:name="T147" style:family="text">
      <style:text-properties officeooo:rsid="0233449b"/>
    </style:style>
    <style:style style:name="T148" style:family="text">
      <style:text-properties officeooo:rsid="02317916"/>
    </style:style>
    <style:style style:name="T149" style:family="text">
      <style:text-properties officeooo:rsid="0063a409"/>
    </style:style>
    <style:style style:name="T150" style:family="text">
      <style:text-properties officeooo:rsid="034a2232"/>
    </style:style>
    <style:style style:name="T151" style:family="text">
      <style:text-properties officeooo:rsid="0387836c"/>
    </style:style>
    <style:style style:name="T152" style:family="text">
      <style:text-properties officeooo:rsid="03b4652d"/>
    </style:style>
    <style:style style:name="T153" style:family="text">
      <style:text-properties officeooo:rsid="03e46f2c"/>
    </style:style>
    <style:style style:name="T154" style:family="text">
      <style:text-properties officeooo:rsid="023d18e5"/>
    </style:style>
    <style:style style:name="T155" style:family="text">
      <style:text-properties officeooo:rsid="00836784"/>
    </style:style>
    <style:style style:name="T156" style:family="text">
      <style:text-properties officeooo:rsid="036e9576"/>
    </style:style>
    <style:style style:name="T157" style:family="text">
      <style:text-properties officeooo:rsid="041b89ea"/>
    </style:style>
    <style:style style:name="T158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152">Esser-</text:span>Skala, 201<text:span text:style-name="T153">9</text:span></text:p>
      <text:p text:style-name="P17"/>
      <text:p text:style-name="P17"/>
      <text:p text:style-name="P12">© 201<text:span text:style-name="T153">9</text:span> by Wolfgang <text:span text:style-name="T152">Esser-</text:span>Skala. This edition is licensed under the<text:span text:style-name="T150"><text:line-break/></text:span>Creative Commons Attribution<text:span text:style-name="T144">-NonCommercial-ShareAlike</text:span> 4.0 International License.<text:span text:style-name="T150"><text:line-break/></text:span>To view a copy of this license, visit http://creativecommons.org/licenses/by<text:span text:style-name="T145">-nc-sa</text:span>/4.0/.</text:p>
      <text:p text:style-name="P11"/>
      <text:p text:style-name="P13">Music engraving by LilyPond 2.18.0 (http://www.lilypond.org).<text:span text:style-name="T143"><text:line-break/>Front matter</text:span> typeset with EB Garamond (http://www.georgduffner.at/ebgaramond).</text:p>
      <text:p text:style-name="P17"/>
      <text:p text:style-name="P10">First <text:span text:style-name="T146">version</text:span>, <text:span text:style-name="T153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149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157">http://resolver.staatsbibliothek-berlin.de/SBB0000A77E00000000<text:line-break/><text:tab/></text:span>(siglum Mus.<text:span text:style-name="T157">ms. 23262</text:span>).</text:p>
      <text:p text:style-name="P2"/>
      <text:p text:style-name="P3">In general, this edition closely follows the <text:span text:style-name="T151">manuscript</text:span>. Any changes <text:span text:style-name="T142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1">Abbreviations: A, alto; B, bass;<text:span text:style-name="T154"> cor, horn; fl, flute; Ms, manuscript; ob, oboe; o</text:span>rg,<text:span text:style-name="T158"> </text:span>basses and organ; <text:span text:style-name="T154">r, rest;</text:span> S,<text:span text:style-name="T158"> </text:span>soprano; T<text:span text:style-name="T155">, </text:span>tenor; <text:span text:style-name="T156">vl</text:span>, violin;<text:span text:style-name="T156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</text:span><text:span text:style-name="T50">2<text:tab/>vl 2<text:tab/></text:span><text:span text:style-name="T49">3rd quarter: grace note missing in Ms</text:span><text:span text:style-name="T50"><text:line-break/><text:tab/></text:span><text:span text:style-name="T49">3<text:tab/>fl 1<text:tab/>3rd quarter: grace note missing in Ms</text:span><text:span text:style-name="T52"><text:line-break/><text:tab/>7</text:span><text:span text:style-name="T44"><text:tab/>vl </text:span><text:span text:style-name="T51">2</text:span><text:span text:style-name="T44"><text:tab/></text:span><text:span text:style-name="T52">1st</text:span><text:span text:style-name="T44"> quarter: grace note missing in Ms</text:span><text:span text:style-name="T49"><text:line-break/><text:tab/></text:span><text:span text:style-name="T58">13<text:tab/>fl 2<text:tab/>1st quarter in Ms: cis″8.–b′32–a′32<text:line-break/><text:tab/></text:span><text:span text:style-name="T39">17ff<text:tab/>org<text:tab/>bass figures missing in Ms</text:span><text:span text:style-name="T51"><text:line-break/></text:span><text:span text:style-name="T44"><text:tab/></text:span><text:span text:style-name="T51">18</text:span><text:span text:style-name="T44"><text:tab/>vl </text:span><text:span text:style-name="T51">2</text:span><text:span text:style-name="T44"><text:tab/></text:span><text:span text:style-name="T51">3rd</text:span><text:span text:style-name="T44"> quarter: grace note missing in Ms</text:span><text:span text:style-name="T61"><text:line-break/><text:tab/>18<text:tab/>vla<text:tab/>bar in Ms: e′4–e4–a4–r4</text:span><text:span text:style-name="T40"><text:line-break/><text:tab/>21</text:span><text:span text:style-name="T41">ff</text:span><text:span text:style-name="T40"><text:tab/>T<text:tab/>This r</text:span><text:span text:style-name="T64">h</text:span><text:span text:style-name="T40">ythm is written as 16–8.–32 throughout<text:line-break/><text:tab/><text:tab/><text:tab/>the Aria (bars 21, 22, 29, 44, 45, 47, 48, 56</text:span><text:span text:style-name="T42">, and 83</text:span><text:span text:style-name="T40">).</text:span><text:span text:style-name="T44"><text:line-break/></text:span><text:span text:style-name="T62"><text:tab/>26<text:tab/>vla<text:tab/>3rd eighth in Ms: b8<text:line-break/></text:span><text:span text:style-name="T53"><text:tab/>35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3"><text:line-break/></text:span><text:span text:style-name="T44"><text:tab/>37<text:tab/>vl 1<text:tab/>2nd quarter: grace note missing in Ms</text:span><text:span text:style-name="T54"><text:line-break/></text:span><text:span text:style-name="T53"><text:tab/></text:span><text:span text:style-name="T54">4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45"><text:line-break/><text:tab/>44<text:tab/>vl 2<text:tab/>1st half of bar in Ms: e″8–d″16–cis″16–<text:line-break/><text:tab/><text:tab/><text:tab/>cis″8–b′16–a′16<text:line-break/><text:tab/></text:span><text:span text:style-name="T59">48<text:tab/>fl 2<text:tab/>1st half of bar in Ms: cis″8–b′16.–a′32–<text:line-break/><text:tab/><text:tab/><text:tab/>a′8–gis′16-–b′32<text:line-break/><text:tab/></text:span><text:span text:style-name="T45">50<text:tab/>vl 2</text:span><text:span text:style-name="T46"><text:tab/>2nd half of bar missing in Ms</text:span><text:span text:style-name="T55"><text:line-break/><text:tab/>58<text:tab/>fl 1<text:tab/>3rd eighth in Ms: a′8</text:span><text:span text:style-name="T56"><text:line-break/><text:tab/>60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7"><text:line-break/></text:span><text:span text:style-name="T56"><text:tab/>6</text:span><text:span text:style-name="T57">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60"><text:line-break/><text:tab/>74<text:tab/>vla<text:tab/>2nd quarter in Ms: d′8–dis′8</text:span><text:span text:style-name="T63"><text:line-break/><text:tab/>77<text:tab/>vla<text:tab/>6th eighth in Ms: e′8</text:span><text:span text:style-name="T43"><text:line-break/><text:tab/>82<text:tab/>vl 1<text:tab/>6th eighth in Ms: a′8</text:span><text:span text:style-name="T44"><text:line-break/><text:tab/>9</text:span><text:span text:style-name="T48">8</text:span><text:span text:style-name="T44"><text:tab/>vl 1</text:span><text:span text:style-name="T47">, 2</text:span><text:span text:style-name="T44"><text:tab/></text:span><text:span text:style-name="T48">last quarter in Ms: a′16–e′16–c′16–a16</text:span><text:span text:style-name="T65"><text:line-break/>1.7<text:tab/></text:span><text:span text:style-name="T66">–<text:tab/>org<text:tab/>bass figures missing in M</text:span><text:span text:style-name="T67">s</text:span><text:span text:style-name="T72"><text:line-break/><text:tab/>5<text:tab/>vl 1<text:tab/>lst eighth in Ms: a″8</text:span><text:span text:style-name="T66"><text:line-break/><text:tab/></text:span><text:span text:style-name="T65">7<text:tab/>org<text:tab/>2nd half of bar in Ms: cis4.–d8</text:span><text:span text:style-name="T68"><text:line-break/><text:tab/></text:span><text:span text:style-name="T71">15<text:tab/>A<text:tab/>1st quarter in Ms: b′4</text:span><text:span text:style-name="T73"><text:line-break/><text:tab/>16<text:tab/>vl 1</text:span><text:span text:style-name="T135">, S</text:span><text:span text:style-name="T73"><text:tab/>last eighth in Ms: fis″8</text:span><text:span text:style-name="T75"><text:line-break/></text:span><text:span text:style-name="T73"><text:tab/>16<text:tab/>vl </text:span><text:span text:style-name="T75">2</text:span><text:span text:style-name="T73"><text:tab/>last eighth in Ms: </text:span><text:span text:style-name="T75">c</text:span><text:span text:style-name="T73">is″8</text:span><text:span text:style-name="T69"><text:line-break/><text:tab/>18<text:tab/>S<text:tab/>3rd quarter in Ms: fis″</text:span><text:span text:style-name="T70">4</text:span><text:span text:style-name="T74"><text:line-break/></text:span><text:span text:style-name="T73"><text:tab/>1</text:span><text:span text:style-name="T74">9</text:span><text:span text:style-name="T73"><text:tab/>vl 1<text:tab/>last eighth in Ms: fis″8</text:span><text:span text:style-name="T75"><text:line-break/></text:span><text:span text:style-name="T73"><text:tab/>1</text:span><text:span text:style-name="T75">9</text:span><text:span text:style-name="T73"><text:tab/>vl </text:span><text:span text:style-name="T75">2</text:span><text:span text:style-name="T73"><text:tab/>last eighth in Ms: </text:span><text:span text:style-name="T75">c</text:span><text:span text:style-name="T73">is″8</text:span><text:span text:style-name="T76"><text:line-break/></text:span><text:soft-page-break/><text:span text:style-name="T73"><text:tab/>1</text:span><text:span text:style-name="T75">9</text:span><text:span text:style-name="T73"><text:tab/>vl</text:span><text:span text:style-name="T76">a</text:span><text:span text:style-name="T73"><text:tab/>last eighth in Ms: </text:span><text:span text:style-name="T76">a′</text:span><text:span text:style-name="T73">8</text:span><text:span text:style-name="T77"><text:line-break/><text:tab/>21<text:tab/>vla<text:tab/>bar in Ms: b′4–r8–a′8–a′4.–b′8</text:span><text:span text:style-name="T78"><text:line-break/>1.8<text:tab/>–<text:tab/>org<text:tab/>bass figures missing in Ms</text:span><text:span text:style-name="T79"><text:line-break/>1.9<text:tab/></text:span><text:span text:style-name="T80">7<text:tab/>vla<text:tab/>2nd half of bar in Ms: a′8–a′8–a′8–a′8</text:span><text:span text:style-name="T81"><text:line-break/><text:tab/>30<text:tab/>vla<text:tab/>bar in Ms: a′1</text:span><text:span text:style-name="T80"><text:line-break/><text:tab/></text:span><text:span text:style-name="T79">50<text:tab/>org<text:tab/>2nd half note in Ms: Bes2</text:span><text:span text:style-name="T82"><text:line-break/>1.10<text:tab/>–<text:tab/>org<text:tab/>bass figures missing in Ms</text:span><text:span text:style-name="T83"><text:line-break/></text:span><text:span text:style-name="T82">1.1</text:span><text:span text:style-name="T83">1</text:span><text:span text:style-name="T82"><text:tab/>–<text:tab/>org<text:tab/>bass figures missing in Ms</text:span><text:span text:style-name="T84"><text:line-break/><text:tab/>22<text:tab/>S<text:tab/>2nd half note in Ms: g′2</text:span><text:span text:style-name="T85"><text:line-break/>2.1<text:tab/>10<text:tab/>org<text:tab/>2nd half note in Ms: as2</text:span><text:span text:style-name="T86"><text:line-break/><text:tab/>14<text:tab/>T<text:tab/>8th sixteenth in Ms: b′16</text:span><text:span text:style-name="T87"><text:line-break/><text:tab/>24<text:tab/>T<text:tab/>3rd quarter in Ms: e′8.–e′16</text:span><text:span text:style-name="T88"><text:line-break/>2.2<text:tab/>–<text:tab/>org<text:tab/>bass figures missing in Ms</text:span><text:span text:style-name="T96"><text:line-break/><text:tab/>1f<text:tab/>vl 2<text:tab/>in Ms unison with vl 1</text:span><text:span text:style-name="T97"><text:line-break/><text:tab/></text:span><text:span text:style-name="T116">10<text:tab/>org<text:tab/>bar in Ms: d2.<text:line-break/><text:tab/></text:span><text:span text:style-name="T97">14<text:tab/>vl 2<text:tab/></text:span><text:span text:style-name="T89">2nd/3rd quarter in Ms: </text:span><text:span text:style-name="T91">g′4–fis′4</text:span><text:span text:style-name="T98"><text:line-break/><text:tab/>22</text:span><text:span text:style-name="T96"><text:tab/>vl 2<text:tab/>in Ms unison with vl 1</text:span><text:span text:style-name="T99"><text:line-break/><text:tab/></text:span><text:span text:style-name="T98">2</text:span><text:span text:style-name="T99">5</text:span><text:span text:style-name="T100">f</text:span><text:span text:style-name="T96"><text:tab/>vl 2<text:tab/>in Ms unison with vl 1</text:span><text:span text:style-name="T124"><text:line-break/><text:tab/>26<text:tab/>ob 2<text:tab/></text:span><text:span text:style-name="T89">2nd/3rd quarter in Ms: </text:span><text:span text:style-name="T91">g′4–fis′4</text:span><text:span text:style-name="T101"><text:line-break/><text:tab/></text:span><text:span text:style-name="T125">42<text:tab/>ob 2<text:tab/>grace note missing in Ms<text:line-break/></text:span><text:span text:style-name="T101"><text:tab/></text:span><text:span text:style-name="T125">4</text:span><text:span text:style-name="T126">6</text:span><text:span text:style-name="T125"><text:tab/>ob 2<text:tab/>grace note missing in Ms</text:span><text:span text:style-name="T126"><text:line-break/></text:span><text:span text:style-name="T125"><text:tab/></text:span><text:span text:style-name="T101">47<text:tab/>vl 2<text:tab/>2nd/3rd quarter in Ms: b</text:span><text:span text:style-name="T91">′</text:span><text:span text:style-name="T101">8–a</text:span><text:span text:style-name="T91">′</text:span><text:span text:style-name="T101">8–a</text:span><text:span text:style-name="T91">′</text:span><text:span text:style-name="T101">8–g</text:span><text:span text:style-name="T91">′</text:span><text:span text:style-name="T101">8</text:span><text:span text:style-name="T102"><text:line-break/><text:tab/></text:span><text:span text:style-name="T117">63<text:tab/>vla<text:tab/>1st quarter in Ms: d′8–b′8<text:line-break/><text:tab/></text:span><text:span text:style-name="T102">68–71<text:tab/>vl 2<text:tab/></text:span><text:span text:style-name="T96">in Ms unison with vl 1</text:span><text:span text:style-name="T103"><text:line-break/><text:tab/>71<text:tab/>vl 2<text:tab/>3rd quarter in Ms: a′4</text:span><text:span text:style-name="T137"><text:line-break/><text:tab/>81<text:tab/>ob 2<text:tab/>1st note in Ms: cis″8</text:span><text:span text:style-name="T127"><text:line-break/></text:span><text:span text:style-name="T91"><text:tab/></text:span><text:span text:style-name="T104">81</text:span><text:span text:style-name="T91"><text:tab/></text:span><text:span text:style-name="T127">ob 2, </text:span><text:span text:style-name="T104">vl</text:span><text:span text:style-name="T91"> 2<text:tab/></text:span><text:span text:style-name="T89">2nd/3rd quarter in Ms: </text:span><text:span text:style-name="T104">d″4–cis″4</text:span><text:span text:style-name="T105"><text:line-break/><text:tab/></text:span><text:span text:style-name="T128">83<text:tab/>ob 2<text:tab/>grace note missing in Ms<text:line-break/><text:tab/></text:span><text:span text:style-name="T105">84f<text:tab/>vl 2<text:tab/></text:span><text:span text:style-name="T96">in Ms unison with vl 1</text:span><text:span text:style-name="T106"><text:line-break/><text:tab/></text:span><text:span text:style-name="T129">101<text:tab/>ob 2<text:tab/>bar in Ms: </text:span><text:span text:style-name="T89">(grace </text:span><text:span text:style-name="T129">c″</text:span><text:span text:style-name="T89">4)–</text:span><text:span text:style-name="T129">b′2.<text:line-break/><text:tab/></text:span><text:span text:style-name="T106">108<text:tab/>vl 2<text:tab/></text:span><text:span text:style-name="T95">grace note missing in Ms</text:span><text:span text:style-name="T107"><text:line-break/><text:tab/></text:span><text:span text:style-name="T123">112<text:tab/>ob 1<text:tab/></text:span><text:span text:style-name="T89">2nd/3rd quarter in Ms: </text:span><text:span text:style-name="T91">g″4–fis″4</text:span><text:span text:style-name="T123"><text:line-break/><text:tab/></text:span><text:span text:style-name="T91">112<text:tab/></text:span><text:span text:style-name="T107">vl</text:span><text:span text:style-name="T91"> 2</text:span><text:span text:style-name="T135">, S 2</text:span><text:span text:style-name="T91"><text:tab/></text:span><text:span text:style-name="T89">2nd/3rd quarter in Ms: </text:span><text:span text:style-name="T91">g′4–fis′4</text:span><text:span text:style-name="T89"><text:line-break/><text:tab/>112<text:tab/>S 1<text:tab/>2nd/3rd quarter in Ms: (grace a′4)–g′2</text:span><text:span text:style-name="T90"><text:line-break/><text:tab/>113<text:tab/>S 1<text:tab/>1st quarter in Ms: fis′4</text:span><text:span text:style-name="T108"><text:line-break/><text:tab/></text:span><text:span text:style-name="T118">123<text:tab/>vla<text:tab/>1st quarter in Ms: fis</text:span><text:span text:style-name="T90">′4</text:span><text:span text:style-name="T118"><text:line-break/><text:tab/></text:span><text:span text:style-name="T119">128<text:tab/>vla<text:tab/>bar in Ms: e′2–r4<text:line-break/><text:tab/></text:span><text:span text:style-name="T91">1</text:span><text:span text:style-name="T108">30</text:span><text:span text:style-name="T91"><text:tab/></text:span><text:span text:style-name="T130">ob 2, </text:span><text:span text:style-name="T107">vl</text:span><text:span text:style-name="T91"> 2<text:tab/></text:span><text:span text:style-name="T89">2nd/3rd quarter in Ms: </text:span><text:span text:style-name="T91">g′4–fis′4</text:span><text:span text:style-name="T92"><text:line-break/><text:tab/>130<text:tab/>S 2<text:tab/>1st eighth: grace note missing in Ms;</text:span><text:span text:style-name="T131"><text:line-break/></text:span><text:span text:style-name="T119"><text:tab/></text:span><text:span text:style-name="T91">1</text:span><text:span text:style-name="T108">3</text:span><text:span text:style-name="T131">8</text:span><text:span text:style-name="T91"><text:tab/></text:span><text:span text:style-name="T131">ob</text:span><text:span text:style-name="T91"> 2<text:tab/></text:span><text:span text:style-name="T89">2nd/3rd quarter in Ms: </text:span><text:span text:style-name="T91">g′4–fis′4</text:span><text:span text:style-name="T92"><text:line-break/><text:tab/><text:tab/><text:tab/></text:span><text:span text:style-name="T89">2nd/3rd quarter in Ms: </text:span><text:span text:style-name="T91">g′4–fis′4</text:span><text:span text:style-name="T109"><text:line-break/><text:tab/>145–148</text:span><text:span text:style-name="T102"><text:tab/>vl 2<text:tab/></text:span><text:span text:style-name="T96">in Ms unison with vl 1</text:span><text:span text:style-name="T110"><text:line-break/><text:tab/></text:span><text:span text:style-name="T120">148<text:tab/>vla<text:tab/>bar in Ms: g′4–r4–r4<text:line-break/><text:tab/></text:span><text:span text:style-name="T138">150<text:tab/>vl 1<text:tab/>1st quarter in Ms: c″4<text:line-break/><text:tab/></text:span><text:span text:style-name="T109">1</text:span><text:span text:style-name="T110">57f</text:span><text:span text:style-name="T102"><text:tab/>vl 2<text:tab/></text:span><text:span text:style-name="T96">in Ms unison with vl 1</text:span><text:span text:style-name="T132"><text:line-break/></text:span><text:span text:style-name="T119"><text:tab/></text:span><text:span text:style-name="T91">1</text:span><text:span text:style-name="T132">5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1"><text:line-break/></text:span><text:span text:style-name="T110"><text:tab/></text:span><text:span text:style-name="T109">1</text:span><text:span text:style-name="T111">65</text:span><text:span text:style-name="T102"><text:tab/>vl 2<text:tab/></text:span><text:span text:style-name="T96">in Ms unison with vl 1</text:span><text:span text:style-name="T133"><text:line-break/></text:span><text:span text:style-name="T119"><text:tab/></text:span><text:span text:style-name="T91">1</text:span><text:span text:style-name="T133">66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2"><text:line-break/><text:tab/></text:span><text:span text:style-name="T89">1</text:span><text:span text:style-name="T112">66</text:span><text:span text:style-name="T89"><text:tab/></text:span><text:span text:style-name="T112">vl 2</text:span><text:span text:style-name="T89"><text:tab/>2nd/3rd quarter in Ms: (grace </text:span><text:span text:style-name="T112">h</text:span><text:span text:style-name="T89">′4)–</text:span><text:span text:style-name="T112">a</text:span><text:span text:style-name="T89">′2</text:span><text:span text:style-name="T133"><text:line-break/></text:span><text:span text:style-name="T119"><text:tab/></text:span><text:span text:style-name="T91">1</text:span><text:span text:style-name="T133">6</text:span><text:span text:style-name="T132">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3"><text:line-break/><text:tab/></text:span><text:span text:style-name="T109">1</text:span><text:span text:style-name="T113">95</text:span><text:span text:style-name="T110">f</text:span><text:span text:style-name="T102"><text:tab/>vl 2<text:tab/></text:span><text:span text:style-name="T96">in Ms unison with vl 1</text:span><text:span text:style-name="T93"><text:line-break/><text:tab/></text:span><text:span text:style-name="T121">215<text:tab/>vla<text:tab/>bar in Ms: a2.<text:line-break/><text:tab/></text:span><text:span text:style-name="T115">219<text:tab/></text:span><text:span text:style-name="T134">ob 2, </text:span><text:span text:style-name="T115">S 2<text:tab/></text:span><text:span text:style-name="T95">grace note missing in Ms</text:span><text:span text:style-name="T115"><text:line-break/><text:tab/></text:span><text:span text:style-name="T93">223<text:tab/>S 1<text:tab/></text:span><text:span text:style-name="T94">bar</text:span><text:span text:style-name="T93"> in Ms: bes′2</text:span><text:span text:style-name="T94">–cis″4</text:span><text:span text:style-name="T95"><text:line-break/><text:tab/>226<text:tab/>S 2<text:tab/>grace note missing in Ms</text:span><text:span text:style-name="T114"><text:line-break/><text:tab/></text:span><text:span text:style-name="T122">234<text:tab/>org<text:tab/>bar in Ms: d2.<text:line-break/><text:tab/></text:span><text:span text:style-name="T114">237</text:span><text:span text:style-name="T110">f</text:span><text:span text:style-name="T102"><text:tab/>vl 2<text:tab/></text:span><text:span text:style-name="T96">in Ms unison with vl 1</text:span><text:span text:style-name="T135"><text:line-break/><text:tab/>238<text:tab/>ob 2<text:tab/></text:span><text:span text:style-name="T89">2nd/3rd quarter in Ms: </text:span><text:span text:style-name="T91">g′4–fis′4</text:span><text:span text:style-name="T136"><text:line-break/></text:span><text:span text:style-name="T135"><text:tab/>2</text:span><text:span text:style-name="T136">42</text:span><text:span text:style-name="T135"><text:tab/>ob 2<text:tab/></text:span><text:span text:style-name="T89">2nd/3rd quarter in Ms: </text:span><text:span text:style-name="T91">g′4–fis′4</text:span><text:span text:style-name="T139"><text:line-break/>2.3<text:tab/></text:span><text:span text:style-name="T140">5<text:tab/>vl 1, 2, vla<text:tab/>bar missing in Ms<text:line-break/><text:tab/></text:span><text:span text:style-name="T139">14–23<text:tab/>org<text:tab/>bass figures missing in Ms</text:span><text:span text:style-name="T141"><text:line-break/>2.4<text:tab/>–<text:tab/>org<text:tab/></text:span><text:span text:style-name="T139">bass figures missing in Ms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148">wolfgang</text:span> (at) <text:span text:style-name="T147">esser-skala</text:span>.at<text:span text:style-name="T148"> or create an issue or pull request on the edition’s GitHub page (https://github.com/skafdasschaf/wolf-</text:span><text:soft-page-break/><text:span text:style-name="T148">jesu-deine-passion)</text:span>. Your help will be greatly appreciated.</text:p>
      <text:p text:style-name="P8"/>
      <text:p text:style-name="P8"/>
      <text:p text:style-name="P8"><text:span text:style-name="T8">Salzburg, </text:span><text:span text:style-name="T17">January 2019</text:span><text:line-break/>Wolfgang <text:span text:style-name="T152">Esser-</text:span>Skala</text:p>
      <text:p text:style-name="P23"><text:span text:style-name="T150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153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15T22:35:27.739987320</dc:date>
    <dc:creator>Wolfgang Skala</dc:creator>
    <meta:editing-duration>P12DT10H50M2S</meta:editing-duration>
    <meta:editing-cycles>1090</meta:editing-cycles>
    <meta:generator>LibreOffice/4.2.8.2$Linux_X86_64 LibreOffice_project/420m0$Build-2</meta:generator>
    <meta:document-statistic meta:table-count="0" meta:image-count="1" meta:object-count="0" meta:page-count="6" meta:paragraph-count="14" meta:word-count="1215" meta:character-count="6036" meta:non-whitespace-character-count="4756"/>
  </office:meta>
</office:document-meta>
</file>